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be144" officeooo:paragraph-rsid="001be144"/>
    </style:style>
    <style:style style:name="P2" style:family="paragraph" style:parent-style-name="Standard">
      <style:text-properties officeooo:rsid="001dd4b7" officeooo:paragraph-rsid="001dd4b7"/>
    </style:style>
    <style:style style:name="P3" style:family="paragraph" style:parent-style-name="Standard">
      <style:text-properties officeooo:rsid="001dd4b7" officeooo:paragraph-rsid="001df540"/>
    </style:style>
    <style:style style:name="P4" style:family="paragraph" style:parent-style-name="Standard">
      <style:text-properties officeooo:rsid="001dd4b7" officeooo:paragraph-rsid="00204816"/>
    </style:style>
    <style:style style:name="P5" style:family="paragraph" style:parent-style-name="Standard">
      <style:text-properties officeooo:rsid="001dd4b7" officeooo:paragraph-rsid="00257247"/>
    </style:style>
    <style:style style:name="P6" style:family="paragraph" style:parent-style-name="Standard">
      <style:text-properties fo:font-weight="bold" officeooo:rsid="001dd4b7" officeooo:paragraph-rsid="00204816" style:font-weight-asian="bold" style:font-weight-complex="bold"/>
    </style:style>
    <style:style style:name="P7" style:family="paragraph" style:parent-style-name="Standard">
      <style:text-properties officeooo:rsid="00204816" officeooo:paragraph-rsid="00257247"/>
    </style:style>
    <style:style style:name="P8" style:family="paragraph" style:parent-style-name="Standard">
      <style:text-properties officeooo:rsid="0023b007" officeooo:paragraph-rsid="00204816"/>
    </style:style>
    <style:style style:name="P9" style:family="paragraph" style:parent-style-name="Standard">
      <style:text-properties officeooo:rsid="001df540" officeooo:paragraph-rsid="00204816"/>
    </style:style>
    <style:style style:name="T1" style:family="text">
      <style:text-properties officeooo:rsid="001cc5d6"/>
    </style:style>
    <style:style style:name="T2" style:family="text">
      <style:text-properties officeooo:rsid="00204816"/>
    </style:style>
    <style:style style:name="T3" style:family="text">
      <style:text-properties fo:font-weight="bold" officeooo:rsid="00204816" style:font-weight-asian="bold" style:font-weight-complex="bold"/>
    </style:style>
    <style:style style:name="T4" style:family="text">
      <style:text-properties fo:font-weight="bold" officeooo:rsid="0023b007" style:font-weight-asian="bold" style:font-weight-complex="bold"/>
    </style:style>
    <style:style style:name="T5" style:family="text">
      <style:text-properties officeooo:rsid="0024af4c"/>
    </style:style>
    <style:style style:name="T6" style:family="text">
      <style:text-properties officeooo:rsid="00257247"/>
    </style:style>
    <style:style style:name="T7" style:family="text">
      <style:text-properties officeooo:rsid="0028d55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<text:s/>Convert <text:s/><text:span text:style-name="T1">list </text:span>[('a','b'), ('c','d','e'),('f')] to <text:span text:style-name="T1">string </text:span>“a-&gt;b?c-&gt;d-&gt;e?f”</text:p>
      <text:p text:style-name="P1"/>
      <text:p text:style-name="P2">2. Write a Function to Convert Variable name as below metioned examples.</text:p>
      <text:p text:style-name="P2"><text:s text:c="5"/>Note: Variable name can be anythings.</text:p>
      <text:p text:style-name="P2"/>
      <text:p text:style-name="P2"><text:s text:c="4"/>Ex.1 <text:s text:c="2"/>Input: <text:s/>variable_name</text:p>
      <text:p text:style-name="P2"><text:s text:c="15"/>output: variableName </text:p>
      <text:p text:style-name="P2"><text:s text:c="4"/>Ex.2 <text:s text:c="2"/>Input: <text:s/>variableName <text:s text:c="5"/></text:p>
      <text:p text:style-name="P3"><text:s text:c="15"/>output: variable_name</text:p>
      <text:p text:style-name="P3"/>
      <text:p text:style-name="P9">3. <text:span text:style-name="T6">You are given an Array A consisting of N integers. What is probability of choosing a </text:span>subarray <text:span text:style-name="T5">(contiguous)</text:span> from given <text:span text:style-name="T6">a</text:span>rray such that its sum is less than or equal to S. <text:span text:style-name="T7">Input of the function will be Array A and sum S and output will be Probability.</text:span></text:p>
      <text:p text:style-name="P5"><text:s text:c="4"/></text:p>
      <text:p text:style-name="P7"><text:s text:c="4"/>For Ex.</text:p>
      <text:p text:style-name="P4"><text:s text:c="8"/><text:span text:style-name="T3">Input:</text:span></text:p>
      <text:p text:style-name="P6"><text:s text:c="16"/><text:span text:style-name="T2">A = [2,3,4,10]</text:span></text:p>
      <text:p text:style-name="P6"><text:s text:c="16"/><text:span text:style-name="T2">S =10</text:span></text:p>
      <text:p text:style-name="P8"><text:s text:c="2"/>Number of Subarray will be <text:s/>= <text:s/>[2], [3], [4], [10], [2,3], [2,3,4], [3,4] = 7</text:p>
      <text:p text:style-name="P5"><text:s text:c="2"/><text:span text:style-name="T6">Total Number of subarray will be= [2], [3], [4], [10], [2,3], [2,3,4], [3,4], [3,4,10], [4,10], [2,3,4,10] = 4*(4+1)/2 = 10</text:span></text:p>
      <text:p text:style-name="P4"><text:s text:c="8"/><text:span text:style-name="T4">Output:</text:span></text:p>
      <text:p text:style-name="P6"><text:s text:c="16"/><text:span text:style-name="T6">Probability = 7/10= 0.7</text:span></text:p>
      <text:p text:style-name="P4"><text:s text:c="12"/></text:p>
      <text:p text:style-name="P4"><text:s text:c="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4T12:03:07.400108459</meta:creation-date>
    <dc:date>2019-11-28T11:57:42.113824803</dc:date>
    <meta:editing-duration>PT26M7S</meta:editing-duration>
    <meta:editing-cycles>9</meta:editing-cycles>
    <meta:generator>LibreOffice/5.1.6.2$Linux_X86_64 LibreOffice_project/10m0$Build-2</meta:generator>
    <meta:document-statistic meta:table-count="0" meta:image-count="0" meta:object-count="0" meta:page-count="1" meta:paragraph-count="19" meta:word-count="133" meta:character-count="939" meta:non-whitespace-character-count="669"/>
  </office:meta>
</office:document-meta>
</file>